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EGFile.skipCurrentMarker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PEGFile.JPEGFile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EGFile.JPEGFile( Image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EGFile.readSegm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PEGFile.getData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EGFile.readMarkerSeg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